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2a6" officeooo:paragraph-rsid="000162a6"/>
    </style:style>
    <style:style style:name="P2" style:family="paragraph" style:parent-style-name="Header">
      <style:text-properties style:font-name="Perpetua" fo:font-weight="bold" style:font-weight-asian="bold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Perpetua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0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25T23:11:05.897000000</dc:date>
    <meta:editing-duration>PT4M27S</meta:editing-duration>
    <meta:editing-cycles>1</meta:editing-cycles>
    <meta:document-statistic meta:table-count="0" meta:image-count="1" meta:object-count="0" meta:page-count="1" meta:paragraph-count="2" meta:word-count="13" meta:character-count="121" meta:non-whitespace-character-count="108"/>
  </office:meta>
</office:document-meta>
</file>